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OpenSymbol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FreeSans2" svg:font-family="FreeSans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8.64cm" fo:min-width="13.153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4.195cm" fo:min-width="10.93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9.275cm" fo:min-width="13.153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4.83cm" fo:min-width="8.707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0.702cm" fo:min-width="7.119cm"/>
      <style:paragraph-properties style:writing-mode="lr-tb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1.337cm" fo:min-width="3.31cm"/>
      <style:paragraph-properties style:writing-mode="lr-tb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2.29cm" fo:min-width="11.564cm"/>
      <style:paragraph-properties style:writing-mode="lr-tb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1.34cm" fo:min-width="4.578cm" loext:glow-radius="0cm"/>
      <style:paragraph-properties style:writing-mode="lr-tb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1.655cm" fo:min-width="11.565cm"/>
      <style:paragraph-properties style:writing-mode="lr-tb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1.02cm" fo:min-width="9.343cm"/>
      <style:paragraph-properties style:writing-mode="lr-tb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1.655cm" fo:min-width="9.343cm"/>
      <style:paragraph-properties style:writing-mode="lr-tb"/>
    </style:style>
    <style:style style:name="gr12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17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18" style:family="graphic" style:parent-style-name="objectwithoutfill">
      <style:graphic-properties draw:marker-end="Arrowheads_20_7" draw:marker-end-width="0.3cm" draw:fill="none" draw:textarea-vertical-align="middle"/>
    </style:style>
    <style:style style:name="gr19" style:family="graphic" style:parent-style-name="standard">
      <style:graphic-properties draw:fill="solid" draw:fill-color="#dee6ef" draw:textarea-horizontal-align="justify" draw:textarea-vertical-align="middle" draw:auto-grow-height="false" fo:min-height="0.703cm" fo:min-width="0.13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="solid" draw:fill-color="#dee6e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FreeSans2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53cm" svg:height="8.89cm" svg:x="4.174cm" svg:y="17.1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43cm" svg:height="4.445cm" svg:x="6.079cm" svg:y="20.6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43cm" svg:height="4.445cm" svg:x="5.762cm" svg:y="21.0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43cm" svg:height="4.445cm" svg:x="5.444cm" svg:y="21.3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653cm" svg:height="9.525cm" svg:x="4.174cm" svg:y="5.4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207cm" svg:height="5.08cm" svg:x="5.445cm" svg:y="9.5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7.619cm" svg:height="0.952cm" svg:x="6.715cm" svg:y="13.382cm">
          <draw:glue-point draw:id="4" svg:x="2.778cm" svg:y="-5.01cm"/>
          <draw:glue-point draw:id="5" svg:x="2.778cm" svg:y="5cm"/>
          <draw:glue-point draw:id="6" svg:x="-2.777cm" svg:y="5cm"/>
          <draw:glue-point draw:id="7" svg:x="-2.777cm" svg:y="-5.01cm"/>
          <text:p text:style-name="P3">Data abstraction/Tokenizer</text:p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3.81cm" svg:height="1.587cm" svg:x="6.715cm" svg:y="10.207cm">
          <text:p text:style-name="P3">Published</text:p>
          <text:p text:style-name="P3">Translated</text:p>
          <draw:enhanced-geometry svg:viewBox="0 0 21600 21600" draw:type="rectangle" draw:enhanced-path="M 0 0 L 21600 0 21600 21600 0 21600 0 0 Z N"/>
        </draw:custom-shape>
        <draw:custom-shape draw:style-name="gr7" draw:text-style-name="P4" xml:id="id1" draw:id="id1" draw:layer="layout" svg:width="12.064cm" svg:height="2.54cm" svg:x="5.445cm" svg:y="5.762cm">
          <draw:glue-point draw:id="4" svg:x="1.579cm" svg:y="5cm"/>
          <draw:glue-point draw:id="5" svg:x="-2.5cm" svg:y="5cm"/>
          <draw:glue-point draw:id="6" svg:x="4.167cm" svg:y="5cm"/>
          <draw:glue-point draw:id="7" svg:x="2.5cm" svg:y="-5.003cm"/>
          <text:p text:style-name="P3">Translation Editor</text:p>
          <text:p text:style-name="P3">or</text:p>
          <text:p text:style-name="P3">AI Testing Framework</text:p>
          <draw:enhanced-geometry svg:viewBox="0 0 21600 21600" draw:type="rectangle" draw:enhanced-path="M 0 0 L 21600 0 21600 21600 0 21600 0 0 Z N"/>
        </draw:custom-shape>
        <draw:custom-shape draw:style-name="gr8" draw:text-style-name="P4" xml:id="id2" draw:id="id2" draw:layer="layout" svg:width="5.078cm" svg:height="1.59cm" draw:transform="rotate (1.5707963267949) translate (15.92cm 14.652cm)">
          <text:p text:style-name="P3">Golden Path Next</text:p>
          <text:p text:style-name="P3">Verse Suggester</text:p>
          <draw:enhanced-geometry svg:viewBox="0 0 21600 21600" draw:type="rectangle" draw:enhanced-path="M 0 0 L 21600 0 21600 21600 0 21600 0 0 Z N"/>
        </draw:custom-shape>
        <draw:custom-shape draw:style-name="gr9" draw:text-style-name="P4" xml:id="id5" draw:id="id5" draw:layer="layout" svg:width="12.065cm" svg:height="1.905cm" svg:x="5.444cm" svg:y="17.509cm">
          <draw:glue-point draw:id="4" svg:x="3.181cm" svg:y="-4.997cm"/>
          <draw:glue-point draw:id="5" svg:x="-2.878cm" svg:y="-4.997cm"/>
          <text:p text:style-name="P3">AI Solution X</text:p>
          <draw:enhanced-geometry svg:viewBox="0 0 21600 21600" draw:type="rectangle" draw:enhanced-path="M 0 0 L 21600 0 21600 21600 0 21600 0 0 Z N"/>
        </draw:custom-shape>
        <draw:custom-shape draw:style-name="gr10" draw:text-style-name="P4" xml:id="id6" draw:id="id6" draw:layer="layout" svg:width="9.843cm" svg:height="1.27cm" svg:x="6.714cm" svg:y="21.637cm">
          <text:p text:style-name="P3">Data abstraction/Tokenizer</text:p>
          <draw:enhanced-geometry svg:viewBox="0 0 21600 21600" draw:type="rectangle" draw:enhanced-path="M 0 0 L 21600 0 21600 21600 0 21600 0 0 Z N"/>
        </draw:custom-shape>
        <draw:custom-shape draw:style-name="gr11" draw:text-style-name="P4" xml:id="id7" draw:id="id7" draw:layer="layout" svg:width="9.843cm" svg:height="1.905cm" svg:x="6.714cm" svg:y="23.542cm">
          <text:p text:style-name="P3">Hebrew / Greek / English</text:p>
          <text:p text:style-name="P3">Related Language etc...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curve" svg:x1="16.504cm" svg:y1="8.302cm" svg:x2="16.715cm" svg:y2="9.574cm" draw:start-shape="id1" draw:start-glue-point="6" draw:end-shape="id2" draw:end-glue-point="1" svg:d="M16504 8302c0 954 211 318 211 1272" svg:viewBox="0 0 212 1273">
          <text:p text:style-name="P3"><text:span text:style-name="T1">ge</text:span><text:span text:style-name="T1">t </text:span><text:span text:style-name="T1">ne</text:span><text:span text:style-name="T1">xt</text:span></text:p>
        </draw:connector>
        <draw:connector draw:style-name="gr12" draw:text-style-name="P6" draw:layer="layout" draw:type="curve" svg:x1="8.461cm" svg:y1="8.302cm" svg:x2="8.62cm" svg:y2="10.207cm" draw:start-shape="id1" draw:start-glue-point="5" draw:end-shape="id3" svg:d="M8461 8302c0 1428 159 476 159 1905" svg:viewBox="0 0 160 1906">
          <text:p text:style-name="P5"><text:span text:style-name="T1">S</text:span><text:span text:style-name="T1">a</text:span><text:span text:style-name="T1">v</text:span><text:span text:style-name="T1">e </text:span><text:span text:style-name="T1">v</text:span><text:span text:style-name="T1">er</text:span><text:span text:style-name="T1">s</text:span><text:span text:style-name="T1">e</text:span></text:p>
          <text:p text:style-name="P5"><text:span text:style-name="T1"/></text:p>
        </draw:connector>
        <draw:connector draw:style-name="gr13" draw:text-style-name="P1" draw:layer="layout" draw:type="curve" svg:x1="13.381cm" svg:y1="8.302cm" svg:x2="12.64cm" svg:y2="13.382cm" draw:start-shape="id1" draw:start-glue-point="4" draw:end-shape="id4" draw:end-glue-point="4" svg:d="M13381 8302c0 3810-741 1270-741 5080" svg:viewBox="0 0 742 5081">
          <text:p text:style-name="P3"><text:span text:style-name="T2">G</text:span><text:span text:style-name="T2">et </text:span><text:span text:style-name="T2">A</text:span><text:span text:style-name="T2">I</text:span></text:p>
          <text:p text:style-name="P3"><text:span text:style-name="T2">V</text:span><text:span text:style-name="T2">e</text:span><text:span text:style-name="T2">rs</text:span><text:span text:style-name="T2">e </text:span><text:span text:style-name="T2">X</text:span></text:p>
        </draw:connector>
        <draw:connector draw:style-name="gr14" draw:text-style-name="P6" draw:layer="layout" draw:type="curve" svg:x1="8.409cm" svg:y1="13.382cm" svg:x2="8.62cm" svg:y2="11.794cm" draw:start-shape="id4" draw:start-glue-point="7" draw:end-shape="id3" draw:end-glue-point="2" svg:d="M8409 13382c0-1191 211-397 211-1588" svg:viewBox="0 0 212 1589">
          <text:p text:style-name="P3"><text:span text:style-name="T1">Get </text:span><text:span text:style-name="T1">translat</text:span><text:span text:style-name="T1">ed </text:span><text:span text:style-name="T1">verse X</text:span></text:p>
        </draw:connector>
        <draw:connector draw:style-name="gr15" draw:text-style-name="P6" draw:layer="layout" draw:type="curve" svg:x1="12.64cm" svg:y1="14.334cm" svg:x2="15.313cm" svg:y2="17.51cm" draw:start-shape="id4" draw:start-glue-point="5" draw:end-shape="id5" draw:end-glue-point="4" svg:d="M12640 14334c0 2380 2673 793 2673 3176" svg:viewBox="0 0 2674 3177">
          <text:p text:style-name="P3"><text:span text:style-name="T1">Get AI </text:span></text:p>
          <text:p text:style-name="P3"><text:span text:style-name="T1">Verse X Tokens</text:span></text:p>
        </draw:connector>
        <draw:connector draw:style-name="gr16" draw:text-style-name="P6" draw:layer="layout" draw:type="curve" svg:x1="8.004cm" svg:y1="17.51cm" svg:x2="8.409cm" svg:y2="14.334cm" draw:start-shape="id5" draw:start-glue-point="5" draw:end-shape="id4" draw:end-glue-point="6" svg:d="M8004 17510c0-2383 405-796 405-3176" svg:viewBox="0 0 406 3177">
          <text:p text:style-name="P5"><text:span text:style-name="T1">G</text:span><text:span text:style-name="T1">et </text:span><text:span text:style-name="T1">tra</text:span><text:span text:style-name="T1">ns</text:span><text:span text:style-name="T1">lat</text:span><text:span text:style-name="T1">ed</text:span></text:p>
          <text:p text:style-name="P5"><text:span text:style-name="T1">Ve</text:span><text:span text:style-name="T1">rs</text:span><text:span text:style-name="T1">e </text:span><text:span text:style-name="T1">X </text:span><text:span text:style-name="T1">To</text:span><text:span text:style-name="T1">ke</text:span><text:span text:style-name="T1">ns</text:span></text:p>
        </draw:connector>
        <draw:connector draw:style-name="gr17" draw:text-style-name="P6" draw:layer="layout" draw:type="curve" svg:x1="11.476cm" svg:y1="19.414cm" svg:x2="11.635cm" svg:y2="21.637cm" draw:start-shape="id5" draw:end-shape="id6" draw:end-glue-point="0" svg:d="M11476 19414c0 1666 159 555 159 2223" svg:viewBox="0 0 160 2224">
          <text:p text:style-name="P5"><text:span text:style-name="T1">Get </text:span><text:span text:style-name="T1">refe</text:span><text:span text:style-name="T1">ren</text:span><text:span text:style-name="T1">ce </text:span><text:span text:style-name="T1">Ver</text:span><text:span text:style-name="T1">se </text:span><text:span text:style-name="T1">X </text:span><text:span text:style-name="T1">Tok</text:span><text:span text:style-name="T1">ens</text:span></text:p>
          <text:p text:style-name="P5"><text:span text:style-name="T1"/></text:p>
          <text:p text:style-name="P5"><text:span text:style-name="T1"/></text:p>
        </draw:connector>
        <draw:connector draw:style-name="gr18" draw:text-style-name="P1" draw:layer="layout" draw:type="curve" svg:x1="11.635cm" svg:y1="22.907cm" svg:x2="11.635cm" svg:y2="23.542cm" draw:start-shape="id6" draw:start-glue-point="2" draw:end-shape="id7" svg:d="M11635 22907v635" svg:viewBox="0 0 1 636">
          <text:p/>
        </draw:connector>
        <draw:custom-shape draw:style-name="gr19" draw:text-style-name="P7" draw:layer="layout" svg:width="0.635cm" svg:height="0.953cm" svg:x="4.492cm" svg:y="5.762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635cm" svg:height="0.953cm" svg:x="3.222cm" svg:y="5.444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635cm" svg:height="0.953cm" svg:x="14.969cm" svg:y="9.571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635cm" svg:height="0.953cm" svg:x="5.762cm" svg:y="10.207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635cm" svg:height="0.953cm" svg:x="5.762cm" svg:y="13.382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635cm" svg:height="0.953cm" svg:x="3.222cm" svg:y="17.191cm">
          <text:p text:style-name="P3">7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635cm" svg:height="0.953cm" svg:x="4.492cm" svg:y="17.509cm">
          <text:p text:style-name="P3">8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635cm" svg:height="0.953cm" svg:x="4.492cm" svg:y="21.319cm">
          <text:p text:style-name="P3">9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635cm" svg:height="0.953cm" svg:x="5.761cm" svg:y="21.636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635cm" svg:height="0.953cm" svg:x="5.762cm" svg:y="23.541cm">
          <text:p text:style-name="P3">11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635cm" svg:height="0.953cm" svg:x="4.492cm" svg:y="9.572cm">
          <text:p text:style-name="P3">3</text:p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16.828cm" svg:height="3.095cm" svg:x="2.587cm" svg:y="1.634cm">
          <draw:text-box>
            <text:p text:style-name="P3"><text:span text:style-name="T3">Golden Path Application Framework <text:s/>Block Diagra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FreeSans2" svg:font-family="FreeSans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F" style:font-family-generic-asian="roman" style:font-size-asian="12pt" style:language-asian="zh" style:country-asian="CN" style:font-name-complex="FreeSans2" style:font-family-complex="FreeSans" style:font-pitch-complex="variable" style:font-size-complex="12pt" style:language-complex="hi" style:country-complex="IN"/>
    </style:style>
    <style:style style:name="Footnote_20_Characters" style:display-name="Foot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graphic">
      <style:paragraph-properties style:text-autospace="none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style:font-name-complex="FreeSans1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="Liberation Serif" fo:font-family="'Liberation Serif', 'Times New Roman'" style:font-family-generic="roman" style:font-pitch="variable" fo:font-size="12pt" fo:font-weight="normal" style:font-name-asian="Noto Sans CJK SC1" style:font-family-asian="'Noto Sans CJK SC'" style:font-pitch-asian="variable" style:font-name-complex="Liberation Serif" style:font-family-complex="'Liberation Serif', 'Times New Roman'" style:font-family-generic-complex="roman" style:font-pitch-complex="variable" style:font-size-complex="12pt" style:font-weight-complex="normal"/>
    </style:style>
    <style:style style:name="Text_20_Body" style:display-name="Text Body" style:family="graphic">
      <style:paragraph-properties fo:margin-top="0cm" fo:margin-bottom="0.436cm" fo:line-height="115%" style:text-autospace="none"/>
      <style:text-properties style:font-name="Liberation Serif" fo:font-family="'Liberation Serif', 'Times New Roman'" style:font-family-generic="roman" style:font-pitch="variable" fo:font-size="12pt" fo:font-weight="normal" style:font-name-asian="Noto Sans CJK SC1" style:font-family-asian="'Noto Sans CJK SC'" style:font-pitch-asian="variable" style:font-name-complex="Liberation Serif" style:font-family-complex="'Liberation Serif', 'Times New Roman'" style:font-family-generic-complex="roman" style:font-pitch-complex="variable" style:font-size-complex="12pt" style:font-weight-complex="normal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8-29T09:04:06.368528799</meta:creation-date>
    <dc:date>2021-08-29T15:03:23.751469316</dc:date>
    <meta:editing-duration>PT3H55M30S</meta:editing-duration>
    <meta:editing-cycles>9</meta:editing-cycles>
    <meta:generator>LibreOffice/7.1.5.2$Linux_X86_64 LibreOffice_project/c18cfcb0f8824ad4ef2fc2ec0bd004713f8a9d14</meta:generator>
    <meta:document-statistic meta:object-count="33"/>
  </office:meta>
</office:document-meta>
</file>